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0.675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c2e0ae"/>
    </style:style>
    <style:style style:name="ce22" style:family="table-cell" style:parent-style-name="Default">
      <style:table-cell-properties fo:background-color="#fcc79b"/>
    </style:style>
    <style:style style:name="ce23" style:family="table-cell" style:parent-style-name="Default">
      <style:table-cell-properties fo:background-color="#bce4e5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5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6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e5ca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fff9ae"/>
      <style:paragraph-properties fo:text-align="center"/>
    </style:style>
    <style:style style:name="P5" style:family="paragraph">
      <loext:graphic-properties draw:fill="solid" draw:fill-color="#fff9ae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4" svg:width="5.409cm" svg:height="4.02cm" svg:x="10.121cm" svg:y="8.794cm">
            <text:p text:style-name="P1"><text:span text:style-name="T1">Operation mode</text:span></text:p>
            <text:p text:style-name="P1">(only for the main node,</text:p>
            <text:p text:style-name="P1">controlling the times and</text:p>
            <text:p text:style-name="P1">processing every frame</text:p>
            <text:p text:style-name="P1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1" svg:x1="3.195cm" svg:y1="1.871cm" svg:x2="5.943cm" svg:y2="1.849cm">
            <text:p/>
          </draw:line>
          <draw:line draw:z-index="5" draw:style-name="gr5" draw:text-style-name="P1" svg:x1="10.458cm" svg:y1="1.849cm" svg:x2="14.846cm" svg:y2="1.849cm">
            <text:p/>
          </draw:line>
          <draw:line draw:z-index="6" draw:style-name="gr5" draw:text-style-name="P1" svg:x1="15.229cm" svg:y1="2.709cm" svg:x2="12.546cm" svg:y2="4.516cm">
            <text:p/>
          </draw:line>
          <draw:line draw:z-index="7" draw:style-name="gr5" draw:text-style-name="P1" svg:x1="20.789cm" svg:y1="5.891cm" svg:x2="18.51cm" svg:y2="2.688cm">
            <text:p/>
          </draw:line>
          <draw:line draw:z-index="8" draw:style-name="gr5" draw:text-style-name="P1" svg:x1="13.93cm" svg:y1="8.773cm" svg:x2="16.294cm" svg:y2="2.688cm">
            <text:p/>
          </draw:line>
          <draw:line draw:z-index="9" draw:style-name="gr5" draw:text-style-name="P1" svg:x1="17.573cm" svg:y1="2.688cm" svg:x2="19.745cm" svg:y2="5.891cm">
            <text:p/>
          </draw:line>
          <draw:custom-shape draw:z-index="10" draw:style-name="gr6" draw:text-style-name="P5" svg:width="4.451cm" svg:height="2.451cm" svg:x="9.969cm" svg:y="4.516c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1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23"/>
        <table:table-column table:style-name="co3" table:default-cell-style-name="ce26"/>
        <table:table-column table:style-name="co1" table:number-columns-repeated="2" table:default-cell-style-name="ce26"/>
        <table:table-column table:style-name="co4" table:default-cell-style-name="ce23"/>
        <table:table-row table:style-name="ro1">
          <table:table-cell table:style-name="ce21" office:value-type="string" calcext:value-type="string">
            <text:p>link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identify the nodes on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Node addre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ode address on the board (0 – 7)</text:p>
          </table:table-cell>
        </table:table-row>
        <table:table-row table:style-name="ro1">
          <table:table-cell office:value-type="string" calcext:value-type="string">
            <text:p>Ask for add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sk for the other node addres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sync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check the comm between two nodes remains active during the operation mode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ACK expec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iting for an ACK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mode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prepare the other nodes to the functionament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ctionament mode (0 – 7)</text:p>
          </table:table-cell>
        </table:table-row>
        <table:table-row table:style-name="ro1">
          <table:table-cell office:value-type="string" calcext:value-type="string">
            <text:p>Rx node us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s Rx node used?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detection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time_msg</text:p>
          </table:table-cell>
          <table:table-cell table:style-name="ce24" office:value-type="string" calcext:value-type="string">
            <text:p>3 bytes</text:p>
          </table:table-cell>
          <table:table-cell table:style-name="ce27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tial time in milliseconds. Up to 2097 seg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lowBattery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monitor the battery voltage when the data is been transmited to a PC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5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,7) * 10 where 3V &lt; batt_volt &lt; 4,2V</text:p>
          </table:table-cell>
        </table:table-row>
      </table:table>
      <table:table table:name="Communication protocol" table:style-name="ta1">
        <table:shapes>
          <draw:line draw:z-index="0" draw:style-name="gr7" draw:text-style-name="P1" svg:x1="2.662cm" svg:y1="2.689cm" svg:x2="7.156cm" svg:y2="3.097cm">
            <text:p text:style-name="P1">link(0, nodeAddr, 1)</text:p>
          </draw:line>
          <draw:line draw:z-index="1" draw:style-name="gr8" draw:text-style-name="P1" svg:x1="2.662cm" svg:y1="11.677cm" svg:x2="7.156cm" svg:y2="11.225cm">
            <text:p text:style-name="P1">link(0, nodeAddr, 1)</text:p>
          </draw:line>
          <draw:line draw:z-index="2" draw:style-name="gr9" draw:text-style-name="P1" svg:x1="2.662cm" svg:y1="12.658cm" svg:x2="7.181cm" svg:y2="13.095cm">
            <text:p text:style-name="P1">link(0, nodeAddr, 0)</text:p>
          </draw:line>
          <draw:line draw:z-index="3" draw:style-name="gr10" draw:text-style-name="P1" svg:x1="2.641cm" svg:y1="5.433cm" svg:x2="7.177cm" svg:y2="5.878cm">
            <text:p text:style-name="P1">link(0, nodeAddr, 1)</text:p>
          </draw:line>
          <draw:line draw:z-index="4" draw:style-name="gr10" draw:text-style-name="P1" svg:x1="2.662cm" svg:y1="8.143cm" svg:x2="7.177cm" svg:y2="8.616cm">
            <text:p text:style-name="P1">link(0, nodeAddr, 1)</text:p>
          </draw:line>
          <draw:line draw:z-index="5" draw:style-name="gr11" draw:text-style-name="P6" svg:x1="2.428cm" svg:y1="8.143cm" svg:x2="2.428cm" svg:y2="5.476cm">
            <text:p text:style-name="P1"><text:span text:style-name="T3">50 ms without</text:span></text:p>
            <text:p text:style-name="P1"><text:span text:style-name="T3">any link_msg</text:span></text:p>
            <text:p text:style-name="P1"><text:span text:style-name="T3">received from</text:span></text:p>
            <text:p text:style-name="P1"><text:span text:style-name="T3">node 2</text:span></text:p>
          </draw:line>
          <draw:line draw:z-index="6" draw:style-name="gr11" draw:text-style-name="P6" svg:x1="2.428cm" svg:y1="5.335cm" svg:x2="2.428cm" svg:y2="2.668cm">
            <text:p text:style-name="P1"><text:span text:style-name="T3">50 ms without</text:span></text:p>
            <text:p text:style-name="P1"><text:span text:style-name="T3">any link_msg</text:span></text:p>
            <text:p text:style-name="P1"><text:span text:style-name="T3">received from</text:span></text:p>
            <text:p text:style-name="P1"><text:span text:style-name="T3">node 2</text:span></text:p>
          </draw:line>
          <draw:line draw:z-index="7" draw:style-name="gr12" draw:text-style-name="P1" svg:x1="27.318cm" svg:y1="2.258cm" svg:x2="31.812cm" svg:y2="1.806cm">
            <text:p text:style-name="P1">detection(3, 0)</text:p>
          </draw:line>
          <draw:line draw:z-index="8" draw:style-name="gr13" draw:text-style-name="P1" svg:x1="27.36cm" svg:y1="2.689cm" svg:x2="31.835cm" svg:y2="3.118cm">
            <text:p text:style-name="P1">time(4, time)</text:p>
          </draw:line>
          <draw:line draw:z-index="9" draw:style-name="gr12" draw:text-style-name="P1" svg:x1="27.322cm" svg:y1="8.131cm" svg:x2="31.816cm" svg:y2="7.679cm">
            <text:p text:style-name="P1">detection(3, 0)</text:p>
          </draw:line>
          <draw:line draw:z-index="10" draw:style-name="gr7" draw:text-style-name="P1" svg:x1="27.344cm" svg:y1="8.6cm" svg:x2="31.819cm" svg:y2="9.029cm">
            <text:p text:style-name="P1">time(4, time)</text:p>
          </draw:line>
          <draw:line draw:z-index="11" draw:style-name="gr14" draw:text-style-name="P6" svg:x1="32.118cm" svg:y1="9.487cm" svg:x2="32.118cm" svg:y2="7.638cm">
            <text:p text:style-name="P1"><text:span text:style-name="T3">Waiting ack</text:span></text:p>
            <text:p text:style-name="P1"><text:span text:style-name="T3">20 ms</text:span></text:p>
          </draw:line>
          <draw:line draw:z-index="12" draw:style-name="gr12" draw:text-style-name="P1" svg:x1="27.322cm" svg:y1="9.934cm" svg:x2="31.816cm" svg:y2="9.482cm">
            <text:p text:style-name="P1">detection(3, 1)</text:p>
          </draw:line>
          <draw:line draw:z-index="13" draw:style-name="gr13" draw:text-style-name="P1" svg:x1="27.323cm" svg:y1="10.386cm" svg:x2="31.798cm" svg:y2="10.815cm">
            <text:p text:style-name="P1">time(4, time)</text:p>
          </draw:line>
          <draw:line draw:z-index="14" draw:style-name="gr8" draw:text-style-name="P1" svg:x1="27.322cm" svg:y1="5.822cm" svg:x2="31.816cm" svg:y2="5.37cm">
            <text:p text:style-name="P1">lowBattery(5, 0/1, volt)</text:p>
          </draw:line>
          <draw:line draw:z-index="15" draw:style-name="gr15" draw:text-style-name="P1" svg:x1="27.319cm" svg:y1="15.354cm" svg:x2="31.813cm" svg:y2="14.902cm">
            <text:p text:style-name="P1">detection(3, 1)</text:p>
          </draw:line>
          <draw:line draw:z-index="16" draw:style-name="gr15" draw:text-style-name="P1" svg:x1="27.319cm" svg:y1="18.064cm" svg:x2="31.813cm" svg:y2="17.612cm">
            <text:p text:style-name="P1">detection(3, 7)</text:p>
          </draw:line>
          <draw:line draw:z-index="17" draw:style-name="gr14" draw:text-style-name="P6" svg:x1="32.106cm" svg:y1="19.432cm" svg:x2="32.106cm" svg:y2="17.583cm">
            <text:p text:style-name="P1"><text:span text:style-name="T3">Waiting ack</text:span></text:p>
            <text:p text:style-name="P1"><text:span text:style-name="T3">20 ms</text:span></text:p>
          </draw:line>
          <draw:line draw:z-index="18" draw:style-name="gr16" draw:text-style-name="P1" svg:x1="31.436cm" svg:y1="16.492cm" svg:x2="32.207cm" svg:y2="16.256cm">
            <text:p/>
          </draw:line>
          <draw:line draw:z-index="19" draw:style-name="gr16" draw:text-style-name="P1" svg:x1="31.437cm" svg:y1="16.642cm" svg:x2="32.208cm" svg:y2="16.406cm">
            <text:p/>
          </draw:line>
          <draw:line draw:z-index="20" draw:style-name="gr16" draw:text-style-name="P1" svg:x1="26.918cm" svg:y1="16.492cm" svg:x2="27.689cm" svg:y2="16.256cm">
            <text:p/>
          </draw:line>
          <draw:line draw:z-index="21" draw:style-name="gr16" draw:text-style-name="P1" svg:x1="26.919cm" svg:y1="16.642cm" svg:x2="27.69cm" svg:y2="16.406cm">
            <text:p/>
          </draw:line>
          <draw:line draw:z-index="22" draw:style-name="gr15" draw:text-style-name="P1" svg:x1="27.319cm" svg:y1="13.547cm" svg:x2="31.813cm" svg:y2="13.095cm">
            <text:p text:style-name="P1">detection(3, 0)</text:p>
          </draw:line>
          <draw:line draw:z-index="23" draw:style-name="gr14" draw:text-style-name="P6" svg:x1="32.14cm" svg:y1="14.945cm" svg:x2="32.14cm" svg:y2="13.096cm">
            <text:p text:style-name="P1"><text:span text:style-name="T3">Waiting ack</text:span></text:p>
            <text:p text:style-name="P1"><text:span text:style-name="T3">20 ms</text:span></text:p>
          </draw:line>
          <draw:line draw:z-index="24" draw:style-name="gr12" draw:text-style-name="P1" svg:x1="14.959cm" svg:y1="3.613cm" svg:x2="19.453cm" svg:y2="3.161cm">
            <text:p text:style-name="P1">mode(2, mode)</text:p>
          </draw:line>
          <draw:line draw:z-index="25" draw:style-name="gr14" draw:text-style-name="P6" svg:x1="15.259cm" svg:y1="6.28cm" svg:x2="15.259cm" svg:y2="3.613cm">
            <text:p text:style-name="P1"><text:span text:style-name="T3">1 sec without</text:span></text:p>
            <text:p text:style-name="P1"><text:span text:style-name="T3">any 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26" draw:style-name="gr13" draw:text-style-name="P1" svg:x1="14.96cm" svg:y1="6.323cm" svg:x2="19.435cm" svg:y2="6.752cm">
            <text:p text:style-name="P1">sync(1, 1)</text:p>
          </draw:line>
          <draw:line draw:z-index="27" draw:style-name="gr12" draw:text-style-name="P1" svg:x1="14.959cm" svg:y1="7.677cm" svg:x2="19.453cm" svg:y2="7.225cm">
            <text:p text:style-name="P1">sync(1, 0)</text:p>
          </draw:line>
          <draw:line draw:z-index="28" draw:style-name="gr16" draw:text-style-name="P1" svg:x1="14.559cm" svg:y1="8.364cm" svg:x2="15.33cm" svg:y2="8.128cm">
            <text:p/>
          </draw:line>
          <draw:line draw:z-index="29" draw:style-name="gr16" draw:text-style-name="P1" svg:x1="14.56cm" svg:y1="8.514cm" svg:x2="15.331cm" svg:y2="8.278cm">
            <text:p/>
          </draw:line>
          <draw:line draw:z-index="30" draw:style-name="gr16" draw:text-style-name="P1" svg:x1="19.077cm" svg:y1="8.364cm" svg:x2="19.848cm" svg:y2="8.128cm">
            <text:p/>
          </draw:line>
          <draw:line draw:z-index="31" draw:style-name="gr16" draw:text-style-name="P1" svg:x1="19.078cm" svg:y1="8.514cm" svg:x2="19.849cm" svg:y2="8.278cm">
            <text:p/>
          </draw:line>
          <draw:line draw:z-index="32" draw:style-name="gr13" draw:text-style-name="P1" svg:x1="14.96cm" svg:y1="9.484cm" svg:x2="19.435cm" svg:y2="9.913cm">
            <text:p text:style-name="P1">mode(2, exit)</text:p>
          </draw:line>
          <draw:line draw:z-index="33" draw:style-name="gr13" draw:text-style-name="P1" svg:x1="14.96cm" svg:y1="1.807cm" svg:x2="19.435cm" svg:y2="2.236cm">
            <text:p text:style-name="P1">mode(2, mode)</text:p>
          </draw:line>
          <draw:line draw:z-index="34" draw:style-name="gr16" draw:text-style-name="P1" svg:x1="14.559cm" svg:y1="11.525cm" svg:x2="15.33cm" svg:y2="11.289cm">
            <text:p/>
          </draw:line>
          <draw:line draw:z-index="35" draw:style-name="gr16" draw:text-style-name="P1" svg:x1="14.56cm" svg:y1="11.675cm" svg:x2="15.331cm" svg:y2="11.439cm">
            <text:p/>
          </draw:line>
          <draw:line draw:z-index="36" draw:style-name="gr16" draw:text-style-name="P1" svg:x1="19.077cm" svg:y1="11.525cm" svg:x2="19.848cm" svg:y2="11.289cm">
            <text:p/>
          </draw:line>
          <draw:line draw:z-index="37" draw:style-name="gr16" draw:text-style-name="P1" svg:x1="19.078cm" svg:y1="11.675cm" svg:x2="19.849cm" svg:y2="11.439cm">
            <text:p/>
          </draw:line>
          <draw:line draw:z-index="38" draw:style-name="gr7" draw:text-style-name="P1" svg:x1="14.96cm" svg:y1="13.096cm" svg:x2="19.435cm" svg:y2="13.525cm">
            <text:p text:style-name="P1">mode(2, mode)</text:p>
          </draw:line>
          <draw:line draw:z-index="39" draw:style-name="gr11" draw:text-style-name="P6" svg:x1="14.659cm" svg:y1="15.763cm" svg:x2="14.659cm" svg:y2="13.096cm">
            <text:p text:style-name="P1"><text:span text:style-name="T3">20 ms without</text:span></text:p>
            <text:p text:style-name="P1"><text:span text:style-name="T3">any mode_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40" draw:style-name="gr7" draw:text-style-name="P1" svg:x1="14.96cm" svg:y1="15.805cm" svg:x2="19.435cm" svg:y2="16.234cm">
            <text:p text:style-name="P1">mode(2, mode)</text:p>
          </draw:line>
          <draw:line draw:z-index="41" draw:style-name="gr11" draw:text-style-name="P6" svg:x1="14.659cm" svg:y1="18.473cm" svg:x2="14.659cm" svg:y2="15.806cm">
            <text:p text:style-name="P1"><text:span text:style-name="T3">20 ms without</text:span></text:p>
            <text:p text:style-name="P1"><text:span text:style-name="T3">any mode_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42" draw:style-name="gr11" draw:text-style-name="P6" svg:x1="14.659cm" svg:y1="21.182cm" svg:x2="14.659cm" svg:y2="18.515cm">
            <text:p text:style-name="P1"><text:span text:style-name="T3">20 ms </text:span><text:span text:style-name="T3">without</text:span></text:p>
            <text:p text:style-name="P1"><text:span text:style-name="T3">any </text:span><text:span text:style-name="T3">mode_msg</text:span></text:p>
            <text:p text:style-name="P1"><text:span text:style-name="T3">received </text:span><text:span text:style-name="T3">from</text:span></text:p>
            <text:p text:style-name="P1"><text:span text:style-name="T3">secondary </text:span><text:span text:style-name="T3">node</text:span></text:p>
          </draw:line>
          <draw:line draw:z-index="43" draw:style-name="gr7" draw:text-style-name="P1" svg:x1="14.96cm" svg:y1="18.515cm" svg:x2="19.435cm" svg:y2="18.944cm">
            <text:p text:style-name="P1">mode(2, mode)</text:p>
          </draw:line>
          <draw:line draw:z-index="44" draw:style-name="gr16" draw:text-style-name="P1" svg:x1="14.559cm" svg:y1="22.814cm" svg:x2="15.33cm" svg:y2="22.578cm">
            <text:p/>
          </draw:line>
          <draw:line draw:z-index="45" draw:style-name="gr16" draw:text-style-name="P1" svg:x1="14.56cm" svg:y1="22.964cm" svg:x2="15.331cm" svg:y2="22.728cm">
            <text:p/>
          </draw:line>
          <draw:line draw:z-index="46" draw:style-name="gr16" draw:text-style-name="P1" svg:x1="19.077cm" svg:y1="22.814cm" svg:x2="19.848cm" svg:y2="22.578cm">
            <text:p/>
          </draw:line>
          <draw:line draw:z-index="47" draw:style-name="gr16" draw:text-style-name="P1" svg:x1="19.078cm" svg:y1="22.964cm" svg:x2="19.849cm" svg:y2="22.728cm">
            <text:p/>
          </draw:line>
          <draw:line draw:z-index="48" draw:style-name="gr13" draw:text-style-name="P1" svg:x1="14.96cm" svg:y1="24.385cm" svg:x2="19.435cm" svg:y2="24.814cm">
            <text:p text:style-name="P1">mode(2, mode)</text:p>
          </draw:line>
          <draw:line draw:z-index="49" draw:style-name="gr15" draw:text-style-name="P1" svg:x1="14.959cm" svg:y1="26.191cm" svg:x2="19.453cm" svg:y2="25.739cm">
            <text:p text:style-name="P1">mode(2, mode)</text:p>
          </draw:line>
          <draw:line draw:z-index="50" draw:style-name="gr11" draw:text-style-name="P6" svg:x1="14.659cm" svg:y1="27.052cm" svg:x2="14.659cm" svg:y2="24.385cm">
            <text:p text:style-name="P1"><text:span text:style-name="T3">20 ms </text:span><text:span text:style-name="T3">without</text:span></text:p>
            <text:p text:style-name="P1"><text:span text:style-name="T3">any </text:span><text:span text:style-name="T3">mode_msg</text:span></text:p>
            <text:p text:style-name="P1"><text:span text:style-name="T3">received </text:span><text:span text:style-name="T3">from</text:span></text:p>
            <text:p text:style-name="P1"><text:span text:style-name="T3">secondary </text:span><text:span text:style-name="T3">node</text:span></text:p>
          </draw:line>
          <draw:line draw:z-index="51" draw:style-name="gr13" draw:text-style-name="P1" svg:x1="14.96cm" svg:y1="27.094cm" svg:x2="19.435cm" svg:y2="27.523cm">
            <text:p text:style-name="P1">mode(2, mode)</text:p>
          </draw:line>
          <draw:line draw:z-index="52" draw:style-name="gr12" draw:text-style-name="P1" svg:x1="14.959cm" svg:y1="28.449cm" svg:x2="19.453cm" svg:y2="27.997cm">
            <text:p text:style-name="P1">mode(2, mode)</text:p>
          </draw:line>
          <draw:line draw:z-index="53" draw:style-name="gr14" draw:text-style-name="P6" svg:x1="15.259cm" svg:y1="31.116cm" svg:x2="15.259cm" svg:y2="28.449cm">
            <text:p text:style-name="P1"><text:span text:style-name="T3">1 sec </text:span><text:span text:style-name="T3">without</text:span></text:p>
            <text:p text:style-name="P1"><text:span text:style-name="T3">any msg</text:span></text:p>
            <text:p text:style-name="P1"><text:span text:style-name="T3">received </text:span><text:span text:style-name="T3">from</text:span></text:p>
            <text:p text:style-name="P1"><text:span text:style-name="T3">secondary </text:span><text:span text:style-name="T3">node</text:span></text:p>
          </draw:line>
          <draw:line draw:z-index="54" draw:style-name="gr13" draw:text-style-name="P1" svg:x1="14.96cm" svg:y1="31.158cm" svg:x2="19.435cm" svg:y2="31.587cm">
            <text:p text:style-name="P1">sync(1, 1)</text:p>
          </draw:line>
          <draw:line draw:z-index="55" draw:style-name="gr11" draw:text-style-name="P6" svg:x1="14.659cm" svg:y1="33.825cm" svg:x2="14.659cm" svg:y2="31.158cm">
            <text:p text:style-name="P1"><text:span text:style-name="T3">1 sec without</text:span></text:p>
            <text:p text:style-name="P1"><text:span text:style-name="T3">any 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56" draw:style-name="gr11" draw:text-style-name="P6" svg:x1="14.659cm" svg:y1="36.535cm" svg:x2="14.659cm" svg:y2="33.868cm">
            <text:p text:style-name="P1"><text:span text:style-name="T3">1 sec without</text:span></text:p>
            <text:p text:style-name="P1"><text:span text:style-name="T3">any 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57" draw:style-name="gr11" draw:text-style-name="P6" svg:x1="14.659cm" svg:y1="39.244cm" svg:x2="14.659cm" svg:y2="36.577cm">
            <text:p text:style-name="P1"><text:span text:style-name="T3">1 sec without</text:span></text:p>
            <text:p text:style-name="P1"><text:span text:style-name="T3">any msg</text:span></text:p>
            <text:p text:style-name="P1"><text:span text:style-name="T3">received from</text:span></text:p>
            <text:p text:style-name="P1"><text:span text:style-name="T3">secondary node</text:span></text:p>
          </draw:line>
          <draw:line draw:z-index="58" draw:style-name="gr13" draw:text-style-name="P1" svg:x1="14.96cm" svg:y1="33.868cm" svg:x2="19.435cm" svg:y2="34.297cm">
            <text:p text:style-name="P1">sync(1, 1)</text:p>
          </draw:line>
          <draw:line draw:z-index="59" draw:style-name="gr13" draw:text-style-name="P1" svg:x1="14.96cm" svg:y1="36.577cm" svg:x2="19.435cm" svg:y2="37.006cm">
            <text:p text:style-name="P1">sync(1, 1)</text:p>
          </draw:line>
          <draw:line draw:z-index="60" draw:style-name="gr15" draw:text-style-name="P1" svg:x1="14.959cm" svg:y1="32.513cm" svg:x2="19.453cm" svg:y2="32.061cm">
            <text:p text:style-name="P1">sync(1, 0)</text:p>
          </draw:line>
          <draw:line draw:z-index="61" draw:style-name="gr15" draw:text-style-name="P1" svg:x1="14.959cm" svg:y1="35.222cm" svg:x2="19.453cm" svg:y2="34.77cm">
            <text:p text:style-name="P1">sync(1, 0)</text:p>
          </draw:line>
          <draw:line draw:z-index="62" draw:style-name="gr15" draw:text-style-name="P1" svg:x1="14.959cm" svg:y1="37.931cm" svg:x2="19.453cm" svg:y2="37.479cm">
            <text:p text:style-name="P1">sync(1, 0)</text:p>
          </draw:line>
          <draw:line draw:z-index="63" draw:style-name="gr14" draw:text-style-name="P6" svg:x1="19.777cm" svg:y1="40.147cm" svg:x2="19.777cm" svg:y2="37.48cm">
            <text:p text:style-name="P1"><text:span text:style-name="T3">2 sec without</text:span></text:p>
            <text:p text:style-name="P1"><text:span text:style-name="T3">any msg</text:span></text:p>
            <text:p text:style-name="P1"><text:span text:style-name="T3">received from</text:span></text:p>
            <text:p text:style-name="P1"><text:span text:style-name="T3">main node</text:span>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Initial 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 and syncroniza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29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Save rx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ave rx data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table:number-columns-repeated="5"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8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3:31:40.6027395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1-08-15T19:31:02.914065655</dc:date>
    <meta:editing-duration>PT12H55M20S</meta:editing-duration>
    <meta:editing-cycles>55</meta:editing-cycles>
    <meta:generator>LibreOffice/6.4.7.2$Linux_X86_64 LibreOffice_project/40$Build-2</meta:generator>
    <meta:document-statistic meta:table-count="3" meta:cell-count="202" meta:object-count="76"/>
  </office:meta>
</office:document-meta>
</file>